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7.19pt"/>
    </style:style>
    <style:style style:name="ro1" style:family="table-row">
      <style:table-row-properties style:row-height="7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urtle Fortune Teller - Sphinx!</text:p>
          </table:table-cell>
          <table:table-cell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Teensy 3.6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9.25" calcext:value-type="currency">
            <text:p>$29.25</text:p>
          </table:table-cell>
          <table:table-cell office:value-type="string" calcext:value-type="string">
            <text:p>Main MCU</text:p>
          </table:table-cell>
          <table:table-cell/>
          <table:table-cell office:value-type="string" calcext:value-type="string">
            <text:p>https://www.pjrc.com/store/teensy36.html</text:p>
          </table:table-cell>
        </table:table-row>
        <table:table-row table:style-name="ro2">
          <table:table-cell office:value-type="string" calcext:value-type="string">
            <text:p>Audio Adapter Board for Teens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string" calcext:value-type="string">
            <text:p>Audio Playback controller</text:p>
          </table:table-cell>
          <table:table-cell office:value-type="string" calcext:value-type="string">
            <text:p>Supports up 32gb of files </text:p>
          </table:table-cell>
          <table:table-cell office:value-type="string" calcext:value-type="string">
            <text:p>https://www.pjrc.com/store/teensy3_audio.html</text:p>
          </table:table-cell>
        </table:table-row>
        <table:table-row table:style-name="ro2">
          <table:table-cell office:value-type="string" calcext:value-type="string">
            <text:p>TL594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" calcext:value-type="currency">
            <text:p>$2.00</text:p>
          </table:table-cell>
          <table:table-cell office:value-type="string" calcext:value-type="string">
            <text:p>PWM LED controller</text:p>
          </table:table-cell>
          <table:table-cell office:value-type="string" calcext:value-type="string">
            <text:p>Supports 16 channels, daisy chainable. Works at 5V</text:p>
          </table:table-cell>
          <table:table-cell office:value-type="string" calcext:value-type="string">
            <text:p>http://www.ti.com/product/TLC5940</text:p>
          </table:table-cell>
        </table:table-row>
        <table:table-row table:style-name="ro2">
          <table:table-cell office:value-type="string" calcext:value-type="string">
            <text:p>Buttons (Legitimate) </text:p>
          </table:table-cell>
          <table:table-cell office:value-type="float" office:value="27" calcext:value-type="float">
            <text:p>27</text:p>
          </table:table-cell>
          <table:table-cell office:value-type="currency" office:currency="USD" office:value="5" calcext:value-type="currency">
            <text:p>$5.00</text:p>
          </table:table-cell>
          <table:table-cell office:value-type="string" calcext:value-type="string">
            <text:p>Momentary Push Button with LED</text:p>
          </table:table-cell>
          <table:table-cell/>
          <table:table-cell office:value-type="string" calcext:value-type="string">
            <text:p>https://www.sparkfun.com/products/11967</text:p>
          </table:table-cell>
        </table:table-row>
        <table:table-row table:style-name="ro2">
          <table:table-cell office:value-type="string" calcext:value-type="string">
            <text:p>12V to 5V – Convert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office:value-type="string" calcext:value-type="string">
            <text:p>Buck Converter </text:p>
          </table:table-cell>
          <table:table-cell office:value-type="string" calcext:value-type="string">
            <text:p>I already have a couple lying around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Cables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RJ45 8x Port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1" calcext:value-type="currency">
            <text:p>$11.00</text:p>
          </table:table-cell>
          <table:table-cell office:value-type="string" calcext:value-type="string">
            <text:p>Connection Port on main board for 24 buttons/leds</text:p>
          </table:table-cell>
          <table:table-cell/>
          <table:table-cell office:value-type="string" calcext:value-type="string">
            <text:p>https://www.digikey.com/product-detail/en/pulse-electronics-network/E5908-5VC145-L/553-2267-ND/4868937?utm_source=snapeda&amp;utm_medium=aggregator&amp;utm_campaign=buynow</text:p>
          </table:table-cell>
        </table:table-row>
        <table:table-row table:style-name="ro2">
          <table:table-cell office:value-type="string" calcext:value-type="string">
            <text:p>RJ45 250f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string" calcext:value-type="string">
            <text:p>RJ45 cable that can be cut to length</text:p>
          </table:table-cell>
          <table:table-cell/>
          <table:table-cell office:value-type="string" calcext:value-type="string">
            <text:p>https://www.monoprice.com/product?p_id=13677</text:p>
          </table:table-cell>
        </table:table-row>
        <table:table-row table:style-name="ro2">
          <table:table-cell office:value-type="string" calcext:value-type="string">
            <text:p>RJ45 Plugs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6" calcext:value-type="currency">
            <text:p>$6.00</text:p>
          </table:table-cell>
          <table:table-cell office:value-type="string" calcext:value-type="string">
            <text:p>Plugs on end of each cable</text:p>
          </table:table-cell>
          <table:table-cell/>
          <table:table-cell office:value-type="string" calcext:value-type="string">
            <text:p>https://www.monoprice.com/product?p_id=7322</text:p>
          </table:table-cell>
        </table:table-row>
        <table:table-row table:style-name="ro2">
          <table:table-cell office:value-type="string" calcext:value-type="string">
            <text:p>RJ45 Strain Relief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string" calcext:value-type="string">
            <text:p>Strain Relief for each Cable</text:p>
          </table:table-cell>
          <table:table-cell/>
          <table:table-cell office:value-type="string" calcext:value-type="string">
            <text:p>https://www.monoprice.com/product?c_id=105&amp;cp_id=10513&amp;cs_id=1051306&amp;p_id=7248&amp;seq=1&amp;format=2</text:p>
          </table:table-cell>
        </table:table-row>
        <table:table-row table:style-name="ro2">
          <table:table-cell office:value-type="string" calcext:value-type="string">
            <text:p>Dust Caps 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" calcext:value-type="currency">
            <text:p>$1.00</text:p>
          </table:table-cell>
          <table:table-cell office:value-type="string" calcext:value-type="string">
            <text:p>Dust Caps for Main board port when cables not connected</text:p>
          </table:table-cell>
          <table:table-cell/>
          <table:table-cell office:value-type="string" calcext:value-type="string">
            <text:p>https://www.ebay.com/itm/Ethernet-Hub-Port-RJ45-Anti-Dust-Cover-Cap-Protector-Plug-10Pcs-Black-CP/332068478418?epid=2113475505&amp;hash=item4d50d2ddd2%3Ag%3AlOoAAOSwirFbH2bf&amp;_sacat=0&amp;_nkw=rj45+dust+cap&amp;_from=R40&amp;rt=nc&amp;_trksid=m570.l1313</text:p>
          </table:table-cell>
        </table:table-row>
        <table:table-row table:style-name="ro2">
          <table:table-cell office:value-type="string" calcext:value-type="string">
            <text:p>Button Sockets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1" calcext:value-type="currency">
            <text:p>$1.00</text:p>
          </table:table-cell>
          <table:table-cell office:value-type="string" calcext:value-type="string">
            <text:p>Sockets for 16” buttons</text:p>
          </table:table-cell>
          <table:table-cell office:value-type="string" calcext:value-type="string">
            <text:p>Requires pig-tie to ethenet cable</text:p>
          </table:table-cell>
          <table:table-cell office:value-type="string" calcext:value-type="string">
            <text:p>https://www.ebay.com/itm/5-Pin-Wire-Connector-Wiring-Socket-Plug-Adapter-For-16-19mm-Push-Button-Switch/272884697047?hash=item3f893207d7%3Ag%3ASRUAAOSwidxZ311g&amp;var=572052811850&amp;_sacat=0&amp;_nkw=16mm+push+button+socket+5+pin&amp;_from=R40&amp;rt=nc&amp;_trksid=m570.l1313&amp;LH_TitleDesc=0%7C0</text:p>
          </table:table-cell>
        </table:table-row>
        <table:table-row table:style-name="ro2">
          <table:table-cell office:value-type="string" calcext:value-type="string">
            <text:p>Button to Ethernet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5" calcext:value-type="currency">
            <text:p>$5.00</text:p>
          </table:table-cell>
          <table:table-cell office:value-type="string" calcext:value-type="string">
            <text:p>Way to connect Ethernet Cord to Button</text:p>
          </table:table-cell>
          <table:table-cell/>
          <table:table-cell office:value-type="string" calcext:value-type="string">
            <text:p>https://www.adafruit.com/product/1152</text:p>
          </table:table-cell>
        </table:table-row>
        <table:table-row table:style-name="ro2">
          <table:table-cell office:value-type="string" calcext:value-type="string">
            <text:p>Crimp Too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Need to crimp cables</text:p>
          </table:table-cell>
          <table:table-cell/>
          <table:table-cell office:value-type="string" calcext:value-type="string">
            <text:p>https://www.amazon.com/TRENDnet-RJ-45-RJ-12-RJ-11-TC-CT68/dp/B0000AZK4G/?tag=823814-20</text:p>
          </table:table-cell>
        </table:table-row>
        <table:table-row table:style-name="ro2">
          <table:table-cell office:value-type="string" calcext:value-type="string">
            <text:p>wire glan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ossible Components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elf Powered Speaker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9.13" calcext:value-type="currency">
            <text:p>$49.13</text:p>
          </table:table-cell>
          <table:table-cell office:value-type="string" calcext:value-type="string">
            <text:p>Waterproof Self Powered speakers</text:p>
          </table:table-cell>
          <table:table-cell office:value-type="string" calcext:value-type="string">
            <text:p>Set of 2. Alternatively could use unpowered speaker and amplifier.</text:p>
          </table:table-cell>
          <table:table-cell office:value-type="string" calcext:value-type="string">
            <text:p>https://www.amazon.com/Pyle-3-5-inch-Waterproof-Bluetooth-PLMR23BBT/dp/B06XCYDRB7/ref=sr_1_3?s=electronics&amp;ie=UTF8&amp;qid=1531427235&amp;sr=1-3&amp;keywords=12v+outdoor+speakers</text:p>
          </table:table-cell>
        </table:table-row>
        <table:table-row table:style-name="ro2">
          <table:table-cell office:value-type="string" calcext:value-type="string">
            <text:p>Battery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6.98" calcext:value-type="currency">
            <text:p>$36.98</text:p>
          </table:table-cell>
          <table:table-cell office:value-type="string" calcext:value-type="string">
            <text:p>12V 18Ah AGM battery</text:p>
          </table:table-cell>
          <table:table-cell office:value-type="string" calcext:value-type="string">
            <text:p>Any 12V battery with &gt;10Ah should last the a whole night.</text:p>
          </table:table-cell>
          <table:table-cell office:value-type="string" calcext:value-type="string">
            <text:p>https://www.amazon.com/ExpertPower-EXP12180-Rechargeable-Battery-Bolts/dp/B00A82A3RK/ref=sr_1_4?s=electronics&amp;ie=UTF8&amp;qid=1531427990&amp;sr=1-4&amp;keywords=agm+battery&amp;refinements=p_36%3A1253504011</text:p>
          </table:table-cell>
        </table:table-row>
        <table:table-row table:style-name="ro2">
          <table:table-cell office:value-type="string" calcext:value-type="string">
            <text:p>Buttons (China)</text:p>
          </table:table-cell>
          <table:table-cell office:value-type="float" office:value="24" calcext:value-type="float">
            <text:p>24</text:p>
          </table:table-cell>
          <table:table-cell office:value-type="currency" office:currency="USD" office:value="2" calcext:value-type="currency">
            <text:p>$2.00</text:p>
          </table:table-cell>
          <table:table-cell office:value-type="string" calcext:value-type="string">
            <text:p>Momentary Push Button with LED</text:p>
          </table:table-cell>
          <table:table-cell office:value-type="string" calcext:value-type="string">
            <text:p>Chinisium</text:p>
          </table:table-cell>
          <table:table-cell office:value-type="string" calcext:value-type="string">
            <text:p>https://www.ebay.com/itm/3Pcs-12mm-3V-LED-Metal-Momentary-Push-Button-Switch-1NO-4Pin-Red-Green-Blue/182232000915?_trkparms=aid%3D222007%26algo%3DSIM.MBE%26ao%3D2%26asc%3D52935%26meid%3D107fb9c17d6d47abae347c4d1ec4eb49%26pid%3D100005%26rk%3D5%26rkt%3D12%26mehot%3Dpp%26sd%3D162336237220%26itm%3D182232000915&amp;_trksid=p2047675.c100005.m1851</text:p>
          </table:table-cell>
        </table:table-row>
        <table:table-row table:style-name="ro2">
          <table:table-cell office:value-type="string" calcext:value-type="string">
            <text:p>Cables</text:p>
          </table:table-cell>
          <table:table-cell office:value-type="string" calcext:value-type="string">
            <text:p>???</text:p>
          </table:table-cell>
          <table:table-cell table:style-name="Default" office:value-type="string" calcext:value-type="string">
            <text:p>$20-50</text:p>
          </table:table-cell>
          <table:table-cell office:value-type="string" calcext:value-type="string">
            <text:p>Not sure of best cable rout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rough Hole Button mounts</text:p>
          </table:table-cell>
          <table:table-cell office:value-type="float" office:value="120" calcext:value-type="float">
            <text:p>120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string" calcext:value-type="string">
            <text:p>Could make custom board to connect Buttons to Ethernet cables</text:p>
          </table:table-cell>
          <table:table-cell/>
          <table:table-cell office:value-type="string" calcext:value-type="string">
            <text:p>https://www.digikey.com/product-detail/en/keystone-electronics/3534/36-3534-ND/303876</text:p>
          </table:table-cell>
        </table:table-row>
        <table:table-row table:style-name="ro2">
          <table:table-cell office:value-type="string" calcext:value-type="string">
            <text:p>Ethernet Plug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string" calcext:value-type="string">
            <text:p>Could make custom board to connect Buttons to Ethernet cables</text:p>
          </table:table-cell>
          <table:table-cell/>
          <table:table-cell office:value-type="string" calcext:value-type="string">
            <text:p>https://www.digikey.com/product-detail/en/amphenol-fci/54602-908LF/609-1046-ND/100136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Other Costs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CB</text:p>
          </table:table-cell>
          <table:table-cell office:value-type="string" calcext:value-type="string">
            <text:p>1-3</text:p>
          </table:table-cell>
          <table:table-cell table:style-name="Default" office:value-type="string" calcext:value-type="string">
            <text:p>$5 each plus shipping</text:p>
          </table:table-cell>
          <table:table-cell office:value-type="string" calcext:value-type="string">
            <text:p>Will need one main board, and possibly one distribution board per f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Components</text:p>
          </table:table-cell>
          <table:table-cell office:value-type="string" calcext:value-type="string">
            <text:p>???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string" calcext:value-type="string">
            <text:p>I might need to order some other electronics compon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closures</text:p>
          </table:table-cell>
          <table:table-cell office:value-type="string" calcext:value-type="string">
            <text:p>1-3</text:p>
          </table:table-cell>
          <table:table-cell table:style-name="Default" office:value-type="string" calcext:value-type="string">
            <text:p>$20-50</text:p>
          </table:table-cell>
          <table:table-cell office:value-type="string" calcext:value-type="string">
            <text:p>Need to make dusty/water resistant enclosures for electronics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URCHASED SO FAR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rom</text:p>
          </table:table-cell>
          <table:table-cell/>
        </table:table-row>
        <table:table-row table:style-name="ro2">
          <table:table-cell office:value-type="string" calcext:value-type="string">
            <text:p>Button to Ethernet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6" office:value-type="date" office:date-value="2018-07-12" calcext:value-type="date">
            <text:p>07/12/18</text:p>
          </table:table-cell>
          <table:table-cell office:value-type="string" calcext:value-type="string">
            <text:p>EBAY</text:p>
          </table:table-cell>
          <table:table-cell/>
        </table:table-row>
        <table:table-row table:style-name="ro2">
          <table:table-cell office:value-type="string" calcext:value-type="string">
            <text:p>MCU + Audio Controller</text:p>
          </table:table-cell>
          <table:table-cell/>
          <table:table-cell office:value-type="currency" office:currency="USD" office:value="65.64" calcext:value-type="currency">
            <text:p>$65.64</text:p>
          </table:table-cell>
          <table:table-cell table:style-name="ce6" office:value-type="date" office:date-value="2018-07-12" calcext:value-type="date">
            <text:p>07/12/18</text:p>
          </table:table-cell>
          <table:table-cell office:value-type="string" calcext:value-type="string">
            <text:p>PJRC (Teensy)</text:p>
          </table:table-cell>
          <table:table-cell/>
        </table:table-row>
        <table:table-row table:style-name="ro3">
          <table:table-cell office:value-type="string" calcext:value-type="string">
            <text:p>Buttons 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<text:s/>$139.67</text:p>
          </table:table-cell>
          <table:table-cell table:style-name="ce6" office:value-type="date" office:date-value="2018-07-26" calcext:value-type="date">
            <text:p>07/26/18</text:p>
          </table:table-cell>
          <table:table-cell office:value-type="string" calcext:value-type="string">
            <text:p>SparkFun</text:p>
          </table:table-cell>
          <table:table-cell/>
        </table:table-row>
        <table:table-row table:style-name="ro2">
          <table:table-cell office:value-type="string" calcext:value-type="string">
            <text:p>IP67 RJ-45 FeedThrough cable gland - Field Install 10 pack CG-RJ RJ-FT 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34.8" calcext:value-type="float">
            <text:p>34.8</text:p>
          </table:table-cell>
          <table:table-cell table:style-name="ce6" office:value-type="date" office:date-value="2018-07-29" calcext:value-type="date">
            <text:p>07/29/18</text:p>
          </table:table-cell>
          <table:table-cell office:value-type="string" calcext:value-type="string">
            <text:p>eba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/00/0000</text:date>, <text:time style:data-style-name="N2" text:time-value="16:02:54.870885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4:18:47.184740179</meta:creation-date>
    <meta:editing-duration>PT20H48M45S</meta:editing-duration>
    <meta:editing-cycles>9</meta:editing-cycles>
    <meta:generator>LibreOffice/5.4.6.2$Linux_X86_64 LibreOffice_project/40m0$Build-2</meta:generator>
    <dc:date>2018-07-30T10:38:11.034989645</dc:date>
    <meta:document-statistic meta:table-count="1" meta:cell-count="148" meta:object-count="0"/>
  </office:meta>
</office:document-meta>
</file>